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175cm" svg:y="0.492cm">
          <draw:text-box>
            <text:p text:style-name="P1"><text:span text:style-name="T1">Hymn of Praise #790</text:span></text:p>
            <text:p text:style-name="P1"><text:span text:style-name="T2">“</text:span><text:span text:style-name="T2">Praise to the Lord, the Almight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4.892cm" svg:height="7.366cm" svg:x="1.524cm" svg:y="0.936cm">
          <draw:text-box>
            <text:p text:style-name="P4"><text:span text:style-name="T3">1. </text:span><text:span text:style-name="T4">Praise to the Lord, the Almighty,</text:span></text:p>
            <text:p text:style-name="P4"><text:span text:style-name="T4">the King of creation!</text:span><text:span text:style-name="T4"><text:line-break/></text:span><text:span text:style-name="T4">O my soul, praise Him,</text:span></text:p>
            <text:p text:style-name="P4"><text:span text:style-name="T4">for He is your health and sal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892cm" svg:height="5.588cm" svg:x="1.524cm" svg:y="0.762cm">
          <draw:text-box>
            <text:p text:style-name="P4"><text:span text:style-name="T4">Let all who hear</text:span></text:p>
            <text:p text:style-name="P4"><text:span text:style-name="T4">Now to His temple draw near,</text:span><text:span text:style-name="T4"><text:line-break/></text:span><text:span text:style-name="T4">Joining in glad ador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5" draw:layer="layout" svg:width="25.654cm" svg:height="7.366cm" svg:x="1.27cm" svg:y="0.762cm">
          <draw:text-box>
            <text:p text:style-name="P4"><text:span text:style-name="T3">2. </text:span><text:span text:style-name="T4">Praise to the Lord,</text:span></text:p>
            <text:p text:style-name="P4"><text:span text:style-name="T4">who o’er all things is wondrously reigning</text:span><text:span text:style-name="T4"><text:line-break/></text:span><text:span text:style-name="T4">And, as on wings of an eagle,</text:span></text:p>
            <text:p text:style-name="P4"><text:span text:style-name="T4">uplifting, sustai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5" draw:layer="layout" svg:width="24.685cm" svg:height="5.842cm" svg:x="1.524cm" svg:y="0.762cm">
          <draw:text-box>
            <text:p text:style-name="P4"><text:span text:style-name="T4">Have you not seen</text:span></text:p>
            <text:p text:style-name="P4"><text:span text:style-name="T4">All that is needful has been</text:span><text:span text:style-name="T4"><text:line-break/></text:span><text:span text:style-name="T4">Sent by His gracious ordain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5" draw:layer="layout" svg:width="25.146cm" svg:height="7.47cm" svg:x="1.524cm" svg:y="0.762cm">
          <draw:text-box>
            <text:p text:style-name="P4"><text:span text:style-name="T3">3. </text:span><text:span text:style-name="T4">Praise to the Lord, who has fearfully, wondrously, made you,</text:span><text:span text:style-name="T4"><text:line-break/></text:span><text:span text:style-name="T4"> <text:s text:c="3"/>Health has bestowed and, </text:span></text:p>
            <text:p text:style-name="P4"><text:span text:style-name="T4">when heedlessly falling, has staye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5" draw:layer="layout" svg:width="24.638cm" svg:height="5.842cm" svg:x="1.524cm" svg:y="0.762cm">
          <draw:text-box>
            <text:p text:style-name="P4"><text:span text:style-name="T4">What need or grief</text:span></text:p>
            <text:p text:style-name="P4"><text:span text:style-name="T4">Ever has failed of relief?</text:span><text:span text:style-name="T4"><text:line-break/></text:span><text:span text:style-name="T4">Wings of His mercy did shade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7" draw:text-style-name="P5" draw:layer="layout" svg:width="24.567cm" svg:height="7.248cm" svg:x="1.524cm" svg:y="0.762cm">
          <draw:text-box>
            <text:p text:style-name="P4"><text:span text:style-name="T3">4. </text:span><text:span text:style-name="T4">Praise to the Lord, who will prosper your work and defend you;</text:span><text:span text:style-name="T4"><text:line-break/></text:span><text:span text:style-name="T4">Surely His goodness and mercy</text:span></text:p>
            <text:p text:style-name="P4"><text:span text:style-name="T4">shall daily atten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5" draw:layer="layout" svg:width="24.313cm" svg:height="5.724cm" svg:x="1.849cm" svg:y="0.762cm">
          <draw:text-box>
            <text:p text:style-name="P4"><text:span text:style-name="T4">Ponder anew</text:span></text:p>
            <text:p text:style-name="P4"><text:span text:style-name="T4">What the Almighty can do</text:span><text:span text:style-name="T4"><text:line-break/></text:span><text:span text:style-name="T4">As with His love He befriend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9" draw:text-style-name="P7" draw:layer="layout" svg:width="24.821cm" svg:height="7.271cm" svg:x="1.595cm" svg:y="0.857cm">
          <draw:text-box>
            <text:p text:style-name="P6"><text:span text:style-name="T3">5. </text:span><text:span text:style-name="T4">Praise to the Lord!</text:span></text:p>
            <text:p text:style-name="P6"><text:span text:style-name="T4">O let all that is in me adore Him!</text:span></text:p>
            <text:p text:style-name="P6"><text:span text:style-name="T4">All that has life and breath,</text:span></text:p>
            <text:p text:style-name="P6"><text:span text:style-name="T4">come now with praises before Hi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10" draw:text-style-name="P7" draw:layer="layout" svg:width="24.821cm" svg:height="10.207cm" svg:x="1.524cm" svg:y="0.762cm">
          <draw:text-box>
            <text:p text:style-name="P6"><text:span text:style-name="T4">Let the Amen</text:span></text:p>
            <text:p text:style-name="P6"><text:span text:style-name="T4">Sound from His people again;</text:span></text:p>
            <text:p text:style-name="P6"><text:span text:style-name="T4">Gladly forever adore Him!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6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22:09.019000000</meta:creation-date>
    <dc:title>Hymn template</dc:title>
    <meta:editing-duration>PT11M40S</meta:editing-duration>
    <meta:editing-cycles>11</meta:editing-cycles>
    <meta:generator>LibreOffice/6.0.1.1$Windows_X86_64 LibreOffice_project/60bfb1526849283ce2491346ed2aa51c465abfe6</meta:generator>
    <meta:initial-creator>Arthur Hoch</meta:initial-creator>
    <dc:date>2018-06-07T14:42:21.772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1-24T20:22:08.707000000"/>
  </office:meta>
</office:document-meta>
</file>